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FreeMono" svg:font-family="FreeMono" style:font-adornments="Regular" style:font-family-generic="modern" style:font-pitch="fixed"/>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3.992cm"/>
    </style:style>
    <style:style style:name="Table1.B" style:family="table-column">
      <style:table-column-properties style:column-width="13.603cm"/>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39ced" officeooo:paragraph-rsid="00047436"/>
    </style:style>
    <style:style style:name="P2" style:family="paragraph" style:parent-style-name="Text_20_body">
      <style:text-properties officeooo:rsid="00039ced" officeooo:paragraph-rsid="00102204"/>
    </style:style>
    <style:style style:name="P3" style:family="paragraph" style:parent-style-name="Text_20_body">
      <style:text-properties officeooo:rsid="00039ced" officeooo:paragraph-rsid="00039ced"/>
    </style:style>
    <style:style style:name="P4" style:family="paragraph" style:parent-style-name="Text_20_body">
      <style:text-properties style:text-underline-style="solid" style:text-underline-width="auto" style:text-underline-color="font-color" fo:font-weight="bold" officeooo:rsid="00039ced" officeooo:paragraph-rsid="00047436" style:font-weight-asian="bold" style:font-weight-complex="bold"/>
    </style:style>
    <style:style style:name="P5" style:family="paragraph" style:parent-style-name="Text_20_body">
      <style:text-properties style:text-underline-style="solid" style:text-underline-width="auto" style:text-underline-color="font-color" fo:font-weight="bold" officeooo:rsid="00047436" officeooo:paragraph-rsid="00047436" style:font-weight-asian="bold" style:font-weight-complex="bold"/>
    </style:style>
    <style:style style:name="P6" style:family="paragraph" style:parent-style-name="Text_20_body">
      <style:text-properties style:text-underline-style="solid" style:text-underline-width="auto" style:text-underline-color="font-color" fo:font-weight="bold" officeooo:rsid="000c23ae" officeooo:paragraph-rsid="000c23ae" style:font-weight-asian="bold" style:font-weight-complex="bold"/>
    </style:style>
    <style:style style:name="P7" style:family="paragraph" style:parent-style-name="Text_20_body">
      <style:text-properties officeooo:rsid="00047436" officeooo:paragraph-rsid="0007826a"/>
    </style:style>
    <style:style style:name="P8" style:family="paragraph" style:parent-style-name="Text_20_body">
      <style:text-properties officeooo:rsid="00047436" officeooo:paragraph-rsid="00280f73"/>
    </style:style>
    <style:style style:name="P9" style:family="paragraph" style:parent-style-name="Text_20_body">
      <style:text-properties officeooo:rsid="0007826a" officeooo:paragraph-rsid="00091da5"/>
    </style:style>
    <style:style style:name="P10" style:family="paragraph" style:parent-style-name="Text_20_body">
      <style:text-properties officeooo:rsid="0007826a" officeooo:paragraph-rsid="000c23ae"/>
    </style:style>
    <style:style style:name="P11" style:family="paragraph" style:parent-style-name="Text_20_body">
      <style:text-properties style:text-underline-style="none" fo:font-weight="normal" officeooo:rsid="00047436" officeooo:paragraph-rsid="000835b8" style:font-weight-asian="normal" style:font-weight-complex="normal"/>
    </style:style>
    <style:style style:name="P12" style:family="paragraph" style:parent-style-name="Text_20_body">
      <style:text-properties style:text-underline-style="none" fo:font-weight="normal" officeooo:rsid="00047436" officeooo:paragraph-rsid="000a4395" style:font-weight-asian="normal" style:font-weight-complex="normal"/>
    </style:style>
    <style:style style:name="P13" style:family="paragraph" style:parent-style-name="Text_20_body">
      <style:text-properties style:text-underline-style="none" fo:font-weight="normal" officeooo:rsid="000a6a18" officeooo:paragraph-rsid="000a6a18" style:font-weight-asian="normal" style:font-weight-complex="normal"/>
    </style:style>
    <style:style style:name="P14" style:family="paragraph" style:parent-style-name="Text_20_body">
      <style:text-properties style:text-underline-style="none" fo:font-weight="normal" officeooo:rsid="0007826a" officeooo:paragraph-rsid="00287915" style:font-weight-asian="normal" style:font-weight-complex="normal"/>
    </style:style>
    <style:style style:name="P15" style:family="paragraph" style:parent-style-name="Text_20_body">
      <style:text-properties style:text-underline-style="none" fo:font-weight="normal" officeooo:rsid="000a4395" officeooo:paragraph-rsid="0028a371" style:font-weight-asian="normal" style:font-weight-complex="normal"/>
    </style:style>
    <style:style style:name="P16" style:family="paragraph" style:parent-style-name="Text_20_body">
      <style:text-properties officeooo:rsid="000a6a18" officeooo:paragraph-rsid="000a6a18"/>
    </style:style>
    <style:style style:name="P17" style:family="paragraph" style:parent-style-name="Text_20_body">
      <style:text-properties officeooo:rsid="000a6a18" officeooo:paragraph-rsid="00102204"/>
    </style:style>
    <style:style style:name="P18" style:family="paragraph" style:parent-style-name="Text_20_body">
      <style:text-properties officeooo:rsid="000c23ae" officeooo:paragraph-rsid="000c23ae"/>
    </style:style>
    <style:style style:name="P19" style:family="paragraph" style:parent-style-name="Text_20_body">
      <style:text-properties fo:font-weight="normal" officeooo:rsid="000c23ae" officeooo:paragraph-rsid="000e4f90" style:font-weight-asian="normal" style:font-weight-complex="normal"/>
    </style:style>
    <style:style style:name="P20" style:family="paragraph" style:parent-style-name="Text_20_body">
      <style:text-properties fo:font-weight="normal" officeooo:rsid="000e4f90" officeooo:paragraph-rsid="000e4f90" style:font-weight-asian="normal" style:font-weight-complex="normal"/>
    </style:style>
    <style:style style:name="P21" style:family="paragraph" style:parent-style-name="Text_20_body">
      <style:text-properties fo:font-weight="normal" officeooo:rsid="0014d12c" officeooo:paragraph-rsid="0014d12c" style:font-weight-asian="normal" style:font-weight-complex="normal"/>
    </style:style>
    <style:style style:name="P22" style:family="paragraph" style:parent-style-name="Text_20_body">
      <style:text-properties fo:font-weight="normal" officeooo:rsid="0014d12c" officeooo:paragraph-rsid="0020d4b2" style:font-weight-asian="normal" style:font-weight-complex="normal"/>
    </style:style>
    <style:style style:name="P23" style:family="paragraph" style:parent-style-name="Text_20_body">
      <style:text-properties fo:font-weight="normal" officeooo:rsid="00155529" officeooo:paragraph-rsid="0020d4b2" style:font-weight-asian="normal" style:font-weight-complex="normal"/>
    </style:style>
    <style:style style:name="P24" style:family="paragraph" style:parent-style-name="Text_20_body">
      <style:text-properties fo:font-weight="normal" officeooo:rsid="002bf7fa" officeooo:paragraph-rsid="002bf7fa" style:font-weight-asian="normal" style:font-weight-complex="normal"/>
    </style:style>
    <style:style style:name="P25" style:family="paragraph" style:parent-style-name="Text_20_body">
      <style:text-properties style:font-name="TlwgTypewriter" fo:font-weight="bold" officeooo:rsid="00019e8f" officeooo:paragraph-rsid="001ef99b" style:font-weight-asian="bold" style:font-weight-complex="bold"/>
    </style:style>
    <style:style style:name="P26" style:family="paragraph" style:parent-style-name="Text_20_body">
      <style:text-properties officeooo:paragraph-rsid="00262b93"/>
    </style:style>
    <style:style style:name="P27" style:family="paragraph" style:parent-style-name="Text_20_body">
      <style:text-properties officeooo:rsid="0001bd4d" officeooo:paragraph-rsid="00262b93"/>
    </style:style>
    <style:style style:name="P28" style:family="paragraph" style:parent-style-name="Title">
      <style:text-properties officeooo:rsid="00019e8f" officeooo:paragraph-rsid="00019e8f"/>
    </style:style>
    <style:style style:name="P29" style:family="paragraph" style:parent-style-name="Text_20_body">
      <style:paragraph-properties fo:break-before="page"/>
    </style:style>
    <style:style style:name="P30" style:family="paragraph" style:parent-style-name="Table_20_Contents">
      <style:paragraph-properties fo:text-align="start" style:justify-single-word="false"/>
      <style:text-properties style:font-name="Liberation Serif" officeooo:rsid="0025287e" officeooo:paragraph-rsid="0025287e"/>
    </style:style>
    <style:style style:name="P31" style:family="paragraph" style:parent-style-name="Table_20_Contents">
      <style:paragraph-properties fo:text-align="start" style:justify-single-word="false"/>
      <style:text-properties style:font-name="Liberation Serif" fo:font-weight="bold" officeooo:rsid="0025287e" officeooo:paragraph-rsid="0025287e" style:font-weight-asian="bold" style:font-weight-complex="bold"/>
    </style:style>
    <style:style style:name="P32" style:family="paragraph" style:parent-style-name="Table_20_Contents">
      <style:paragraph-properties fo:text-align="start" style:justify-single-word="false"/>
      <style:text-properties style:font-name="Liberation Serif"/>
    </style:style>
    <style:style style:name="P33" style:family="paragraph" style:parent-style-name="Table_20_Contents">
      <style:paragraph-properties fo:text-align="start" style:justify-single-word="false"/>
      <style:text-properties style:font-name="Liberation Serif" officeooo:rsid="0025c7dd" officeooo:paragraph-rsid="0025c7dd"/>
    </style:style>
    <style:style style:name="P34" style:family="paragraph" style:parent-style-name="Footnote">
      <style:text-properties officeooo:rsid="0027c4d2" officeooo:paragraph-rsid="0027c4d2"/>
    </style:style>
    <style:style style:name="P35" style:family="paragraph" style:parent-style-name="Footnote">
      <style:text-properties officeooo:rsid="0028a371" officeooo:paragraph-rsid="0028a371"/>
    </style:style>
    <style:style style:name="P36" style:family="paragraph" style:parent-style-name="Footnote">
      <style:text-properties officeooo:rsid="0029230f" officeooo:paragraph-rsid="0029230f"/>
    </style:style>
    <style:style style:name="P37" style:family="paragraph" style:parent-style-name="Text_20_body">
      <style:text-properties style:text-underline-style="none" fo:font-weight="normal" officeooo:rsid="00059dcd" officeooo:paragraph-rsid="00091da5" style:font-weight-asian="normal" style:font-weight-complex="normal"/>
    </style:style>
    <style:style style:name="P38" style:family="paragraph" style:parent-style-name="Text_20_body" style:list-style-name="L1">
      <style:text-properties fo:font-weight="normal" officeooo:rsid="000f6b92" officeooo:paragraph-rsid="000f6b92" style:font-weight-asian="normal" style:font-weight-complex="normal"/>
    </style:style>
    <style:style style:name="T1" style:family="text">
      <style:text-properties officeooo:rsid="000e7a4f"/>
    </style:style>
    <style:style style:name="T2" style:family="text">
      <style:text-properties fo:font-style="italic" style:font-style-asian="italic" style:font-style-complex="italic"/>
    </style:style>
    <style:style style:name="T3" style:family="text">
      <style:text-properties fo:font-style="italic" officeooo:rsid="00059dcd" style:font-style-asian="italic" style:font-style-complex="italic"/>
    </style:style>
    <style:style style:name="T4" style:family="text">
      <style:text-properties fo:font-style="italic" style:text-underline-style="none" fo:font-weight="normal" officeooo:rsid="00059dcd" style:font-style-asian="italic" style:font-weight-asian="normal" style:font-style-complex="italic" style:font-weight-complex="normal"/>
    </style:style>
    <style:style style:name="T5" style:family="text">
      <style:text-properties officeooo:rsid="00039ced"/>
    </style:style>
    <style:style style:name="T6" style:family="text">
      <style:text-properties officeooo:rsid="00047436"/>
    </style:style>
    <style:style style:name="T7" style:family="text">
      <style:text-properties officeooo:rsid="00059dcd"/>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07826a" style:font-weight-asian="bold" style:font-weight-complex="bold"/>
    </style:style>
    <style:style style:name="T10" style:family="text">
      <style:text-properties style:text-underline-style="solid" style:text-underline-width="auto" style:text-underline-color="font-color" fo:font-weight="bold" officeooo:rsid="000835b8" style:font-weight-asian="bold" style:font-weight-complex="bold"/>
    </style:style>
    <style:style style:name="T11" style:family="text">
      <style:text-properties style:text-underline-style="solid" style:text-underline-width="auto" style:text-underline-color="font-color" fo:font-weight="bold" officeooo:rsid="000a4395"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normal" officeooo:rsid="000835b8" style:font-weight-asian="normal" style:font-weight-complex="normal"/>
    </style:style>
    <style:style style:name="T14" style:family="text">
      <style:text-properties style:text-underline-style="none" fo:font-weight="normal" officeooo:rsid="00059dcd" style:font-weight-asian="normal" style:font-weight-complex="normal"/>
    </style:style>
    <style:style style:name="T15" style:family="text">
      <style:text-properties style:text-underline-style="none" fo:font-weight="normal" officeooo:rsid="00091da5" style:font-weight-asian="normal" style:font-weight-complex="normal"/>
    </style:style>
    <style:style style:name="T16" style:family="text">
      <style:text-properties style:text-underline-style="none" fo:font-weight="normal" officeooo:rsid="000a4395" style:font-weight-asian="normal" style:font-weight-complex="normal"/>
    </style:style>
    <style:style style:name="T17" style:family="text">
      <style:text-properties style:text-underline-style="none" fo:font-weight="normal" officeooo:rsid="000c23ae" style:font-weight-asian="normal" style:font-weight-complex="normal"/>
    </style:style>
    <style:style style:name="T18" style:family="text">
      <style:text-properties style:text-underline-style="none" fo:font-weight="normal" officeooo:rsid="00102204" style:font-weight-asian="normal" style:font-weight-complex="normal"/>
    </style:style>
    <style:style style:name="T19" style:family="text">
      <style:text-properties style:text-underline-style="none" fo:font-weight="normal" officeooo:rsid="00287915" style:font-weight-asian="normal" style:font-weight-complex="normal"/>
    </style:style>
    <style:style style:name="T20" style:family="text">
      <style:text-properties style:text-underline-style="none" fo:font-weight="normal" officeooo:rsid="0028a371" style:font-weight-asian="normal" style:font-weight-complex="normal"/>
    </style:style>
    <style:style style:name="T21" style:family="text">
      <style:text-properties officeooo:rsid="000a6a18"/>
    </style:style>
    <style:style style:name="T22" style:family="text">
      <style:text-properties style:text-position="super 58%" style:text-underline-style="none" fo:font-weight="normal" style:font-weight-asian="normal" style:font-weight-complex="normal"/>
    </style:style>
    <style:style style:name="T23" style:family="text">
      <style:text-properties officeooo:rsid="000e4f90"/>
    </style:style>
    <style:style style:name="T24" style:family="text">
      <style:text-properties officeooo:rsid="000f6b92"/>
    </style:style>
    <style:style style:name="T25" style:family="text">
      <style:text-properties officeooo:rsid="00102204"/>
    </style:style>
    <style:style style:name="T26" style:family="text">
      <style:text-properties officeooo:rsid="0011a232"/>
    </style:style>
    <style:style style:name="T27" style:family="text">
      <style:text-properties officeooo:rsid="00155529"/>
    </style:style>
    <style:style style:name="T28" style:family="text">
      <style:text-properties officeooo:rsid="00188ad1"/>
    </style:style>
    <style:style style:name="T29" style:family="text">
      <style:text-properties officeooo:rsid="0025123b"/>
    </style:style>
    <style:style style:name="T30" style:family="text">
      <style:text-properties officeooo:rsid="0025c7dd"/>
    </style:style>
    <style:style style:name="T31" style:family="text">
      <style:text-properties officeooo:rsid="00262b93"/>
    </style:style>
    <style:style style:name="T32" style:family="text">
      <style:text-properties officeooo:rsid="0027c4d2"/>
    </style:style>
    <style:style style:name="T33" style:family="text">
      <style:text-properties officeooo:rsid="00280f73"/>
    </style:style>
    <style:style style:name="T34" style:family="text">
      <style:text-properties officeooo:rsid="0028a371"/>
    </style:style>
    <style:style style:name="T35" style:family="text">
      <style:text-properties officeooo:rsid="0029230f"/>
    </style:style>
    <style:style style:name="T36" style:family="text">
      <style:text-properties officeooo:rsid="002bf7fa"/>
    </style:style>
    <style:style style:name="T37" style:family="text">
      <style:text-properties officeooo:rsid="002df1c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NASCOM 2 UART Performance</text:p>
      <text:p text:style-name="P26">NAS-SYS uses a <text:span text:style-name="T30">documented </text:span>block-based binary format <text:span text:style-name="T21">(“CAS format”) for saving and loading data to/from tape. </text:span>The <text:span text:style-name="T30">hardware c</text:span>onsists of a 6402 UART and an analogue front-end. <text:span text:style-name="T31">On the NASCOM 2, t</text:span>he standard <text:span text:style-name="T31">speeds</text:span> <text:span text:style-name="T31">for the interface are </text:span>300 b<text:span text:style-name="T24">au</text:span>d and 1200 b<text:span text:style-name="T24">au</text:span>d.</text:p>
      <text:p text:style-name="Text_20_body">NAScas is an Arduino-based “digital tape recorder” for the NASCOM. It <text:span text:style-name="T30">connects to the SERIAL connector. Appropriate LSW2 settings allow the Arduino to connect to the digital side of the NASCOM serial interface and to drive </text:span>the serial bit clock (which runs at 16x the bit rate) for both Tx and Rx. <text:span text:style-name="T34">Bit clock control allows the Arduino to set an arbitrary baud rate.</text:span></text:p>
      <text:p text:style-name="Text_20_body"><text:span text:style-name="T31">I expected </text:span>NAScas <text:span text:style-name="T31">to work reliably at much higher speeds than 1200 baud. </text:span>However, <text:span text:style-name="T31">I found that I could not achieve reliable operation above 2400 baud.</text:span> This paper documents my attempts to understand the limitations of the NASCOM and <text:span text:style-name="T31">the </text:span>Arduino hardware/software.</text:p>
      <text:p text:style-name="P27">As a reference point <text:span text:style-name="T31">for timing discussions</text:span>, 1 byte sent at 4800 b<text:span text:style-name="T24">au</text:span>d takes 2.08ms <text:span text:style-name="T31">(</text:span>1 start bit, 8 data bits and 1 stop bit<text:span text:style-name="T31">)</text:span>. <text:span text:style-name="T31">For serial transfers, t</text:span>h<text:span text:style-name="T31">e </text:span><text:span text:style-name="T2">maximum</text:span> transfer rate <text:span text:style-name="T31">is achieved when the bytes are sent back-to-back; </text:span>any idle time on the line between bytes <text:span text:style-name="T31">will, of course, reduce</text:span> the transfer rate.</text:p>
      <text:p text:style-name="P27">The 6402 UART is unbuffered: as soon as a byte has been shifted in, it is transferred to the <text:span text:style-name="T31">UART </text:span>data register and flagged as being available to be read (by the <text:span text:style-name="T31">Z80)</text:span>. If another byte arrives before the <text:span text:style-name="T31">Z80</text:span> has read this one, it will overwrite the older byte and set the Overflow status bit. NAS-SYS never checks or responds to the Overflow (or the Framing Error) status bits and there is no hardware or software flow control. <text:span text:style-name="T31">NAS-SYS relies on the </text:span>header and body checksums that are part of the <text:span text:style-name="T21">CAS </text:span>format <text:span text:style-name="T31">to detect </text:span>overflow/<text:span text:style-name="T31">framing errors.</text:span> </text:p>
      <text:p text:style-name="P1">When NAS-SYS read<text:span text:style-name="T24">s</text:span> data from tape, it <text:span text:style-name="T32">polls both </text:span>the UART <text:span text:style-name="T24">and the keyboard </text:span>for <text:span text:style-name="T32">input</text:span>. <text:span text:style-name="T24">The keyboard poll involves a </text:span>software-scan <text:span text:style-name="T24">of the </text:span>keyboard <text:span text:style-name="T24">matrix</text:span>. At the start of each <text:span text:style-name="T32">tape data </text:span>block, <text:span text:style-name="T32">NAS-SYS </text:span>reports the block number and load address to the screen and, as the <text:span text:style-name="T24">data payload </text:span>is read, it flashes each byte in turn on one location of the screen. All of this takes CPU cycles. At the end of a block it may need to perform a carriage return (quite simple, involving the calculation of the next line start address) and it may <text:span text:style-name="T24">also </text:span>need to perform a scroll of the screen (involving a LDIR block copy of ~1Kbytes). </text:p>
      <text:p text:style-name="P4"><text:span text:style-name="T6">E</text:span>xperiment <text:span text:style-name="T6">1: </text:span>scroll time.</text:p>
      <text:p text:style-name="P3">A program<text:note text:id="ftn1" text:note-class="footnote"><text:note-citation>1</text:note-citation><text:note-body><text:p text:style-name="P34">All programs were coded in Z80 assembler. This program is included at the end of the paper; the others are available from the author on request. </text:p></text:note-body></text:note> on the NASCOM moved the cursor to the penultimate screen position, bottom right, then flipped the Drive LED to “ON” then output 1 character (initiating a scroll) then flipped the Drive LED to “OFF” and finally did a <text:span text:style-name="T32">scal </text:span>MRET. <text:span text:style-name="T32">The duration of the pulse on the drive LED (measured using a digitising scope) provides a direct indication of the scroll speed. I </text:span>measured a time of 5.61ms for the <text:soft-page-break/>scroll (4MHz NASCOM, 0 wait-state). This is significantly longer than 2.08ms and so incoming characters <text:span text:style-name="T32">at 4800 baud </text:span>could cause UART overflow <text:span text:style-name="T32">during a </text:span>scroll.</text:p>
      <text:p text:style-name="P2">However, <text:span text:style-name="T25">t</text:span>he <text:span text:style-name="T21">CAS format includes 10 </text:span>NUL characters between block<text:span text:style-name="T28">s. T</text:span>he protocol <text:span text:style-name="T32">allows any number of these to be dropped. Therefore, scrolling does not seem to be the root-cause of the speed restriction</text:span>.</text:p>
      <text:p text:style-name="P5">Experiment 2: Data transfers NASCOM→Arduino</text:p>
      <text:p text:style-name="P8"><text:span text:style-name="T33">On the Arduino, hardware counters are used to </text:span>generate the 16x bit clock <text:span text:style-name="T33">and the UART is implemented in </text:span>software. I wondered whether my timings were correct and whether there were any problems at the Arduino end. A program on the NASCOM <text:span text:style-name="T7">accessed the UART directly and transmitted 3072 characters in a modulo-256 incrementing pattern at as high a rate as possible (unlike the NAS-SYS code, the program did its wait-for-empty at the top of the loop rather than the bottom). A program on the Arduino received the data stream and checked for errors by verifying that the received data incremented modulo 256. This test ran with no reported errors using baud rates of 2400, 4800, 9600 and 19200. It’s possible that the Z80 was not able to use the UART at full utilisation (i.e., that there was idle time between transmitted characters). It would be necessary to </text:span><text:span text:style-name="T3">time</text:span><text:span text:style-name="T7"> the transfer to determine this. Conclusions: (1) both ends can keep up with one another for NASCOM data transmit. (2) The generated bit clock matches the baud rate. (3) There are no signal integrity problems on the interconnect.</text:span></text:p>
      <text:p text:style-name="P7"><text:span text:style-name="T8">Experiment </text:span><text:span text:style-name="T9">3</text:span><text:span text:style-name="T8">: </text:span><text:span text:style-name="T9">NASCOM input poll time</text:span></text:p>
      <text:p text:style-name="P14">A program on the NASCOM <text:span text:style-name="T5">flipped the Drive LED to “ON” then </text:span>called scal ZIN to poll for input (from keyboard and UART) <text:span text:style-name="T5">then flipped the Drive LED to “OFF” and finally did an MRET. I measured a time of </text:span>836us for the poll<text:span text:style-name="T5">. Another program without the scal ZIN timed at 106us, giving a time of 730us for scan ZIN. The keyboard/UART poll time is significantly l</text:span>ess <text:span text:style-name="T5">than the character time at 4800 baud (2.08ms). <text:s/>It is close to the limit for 9600 baud and longer than the time for 19200 baud. Conclusions: the standard NASCOM input routines do not seem to be the limiting factor.</text:span></text:p>
      <text:p text:style-name="P11"><text:span text:style-name="T8">Experiment </text:span><text:span text:style-name="T10">4</text:span><text:span text:style-name="T8">: <text:s/>Data transfers </text:span><text:span text:style-name="T10">Arduino</text:span><text:span text:style-name="T8">→</text:span><text:span text:style-name="T10">NASCOM</text:span></text:p>
      <text:p text:style-name="P9"><text:span text:style-name="T13">A program on the NASCOM polled the UART directly, checking for character available but also checking for overflow and framing errors. On character available, the input character </text:span><text:span text:style-name="T19">was counted then read/discarded</text:span><text:span text:style-name="T13">. On error, </text:span><text:span text:style-name="T19">the program </text:span><text:span text:style-name="T13">reported the </text:span><text:span text:style-name="T18">(byte transfer)</text:span><text:span text:style-name="T13"> count and halted. A program on the Arduino sent 2Kbytes of data. </text:span><text:span text:style-name="T14">This test </text:span><text:span text:style-name="T19">ran with no reported errors using </text:span><text:span text:style-name="T14">baud rates of 2400, 4800, 9600 </text:span><text:span text:style-name="T19">and </text:span><text:span text:style-name="T14">19200. </text:span><text:span text:style-name="T15">Again, </text:span><text:span text:style-name="T14">It’s possible that the </text:span><text:span text:style-name="T15">Arduino </text:span><text:span text:style-name="T14">was not able to use the UART at full utilisation (i.e., that there was idle time between transmitted characters). It would be necessary to </text:span><text:span text:style-name="T4">time</text:span><text:span text:style-name="T14"> the transfer to determine this. </text:span><text:span text:style-name="T19">Conclusions: (1) </text:span><text:span text:style-name="T14">both ends can keep up with one another for NASCOM data </text:span><text:span text:style-name="T15">receive. </text:span><text:span text:style-name="T19">(2)</text:span><text:span text:style-name="T14"> </text:span><text:span text:style-name="T19">T</text:span><text:span text:style-name="T14">he generat</text:span><text:span text:style-name="T19">ed</text:span><text:span text:style-name="T14"> bit clock matche</text:span><text:span text:style-name="T19">s. (3) T</text:span><text:span text:style-name="T14">here </text:span><text:span text:style-name="T19">ar</text:span><text:span text:style-name="T14">e no signal integrity problems on the interconnect.</text:span></text:p>
      <text:p text:style-name="P37"/>
      <text:p text:style-name="P12"><text:soft-page-break/><text:span text:style-name="T8">Experiment </text:span><text:span text:style-name="T11">5</text:span><text:span text:style-name="T8">: <text:s/>Data transfers </text:span><text:span text:style-name="T10">Arduino</text:span><text:span text:style-name="T8">→</text:span><text:span text:style-name="T10">NASCOM </text:span><text:span text:style-name="T11">with echo</text:span></text:p>
      <text:p text:style-name="P10"><text:span text:style-name="T16">This used a similar program to Experiment 4 except characters received by the NASCOM were echoed to the screen using “rst </text:span><text:span text:style-name="T20">ROUT</text:span><text:span text:style-name="T16">” </text:span><text:span text:style-name="T18">rath</text:span><text:span text:style-name="T20">e</text:span><text:span text:style-name="T18">r than discarded</text:span><text:span text:style-name="T16">. At 2400 baud this ran with no errors. At 4800 baud, the program ran </text:span><text:span text:style-name="T18">c</text:span><text:span text:style-name="T16">orrectly until the character output reached the bottom of the screen and caused a scroll: at this point the program stopped with a UART overflow error. This is consistent with the <text:s/>character/scroll </text:span><text:span text:style-name="T18">times </text:span><text:span text:style-name="T16">reported </text:span><text:span text:style-name="T20">in Experiment 1.</text:span></text:p>
      <text:p text:style-name="P15"><text:span text:style-name="T34">By introducing a </text:span>short delay<text:note text:id="ftn2" text:note-class="footnote"><text:note-citation>2</text:note-citation><text:note-body><text:p text:style-name="P35">Using the standard Arduino delayMicroseconds() routine</text:p></text:note-body></text:note> after <text:span text:style-name="T34">sending </text:span>each character, I was able to get reliable data transfer at 4800baud – but, of course, with idle times between characters, so that the data throughput was comparable to 2400baud operation.</text:p>
      <text:p text:style-name="P12"><text:span text:style-name="T8">Experiment </text:span><text:span text:style-name="T11">6</text:span><text:span text:style-name="T8">: <text:s/>Data transfers </text:span><text:span text:style-name="T10">Arduino</text:span><text:span text:style-name="T8">→</text:span><text:span text:style-name="T10">NASCOM </text:span><text:span text:style-name="T11">with tuned delays</text:span></text:p>
      <text:p text:style-name="P16"><text:span text:style-name="T16">O</text:span><text:span text:style-name="T12">n the Arduino I generated a data stream in CAS format, but with a delay inserted after </text:span><text:span text:style-name="T20">sending </text:span><text:span text:style-name="T12">each b</text:span><text:span text:style-name="T20">yte</text:span><text:span text:style-name="T12">. On the NASCOM I used the R command to receive the data. </text:span><text:span text:style-name="T20">T</text:span><text:span text:style-name="T12">he transfer was long enough that the NASCOM had to scroll as it reported progress with the blocks.</text:span></text:p>
      <text:p text:style-name="P17"><text:span text:style-name="T18">W</text:span><text:span text:style-name="T12">ith a 1.5ms delay between bytes, </text:span><text:span text:style-name="T18">this </text:span><text:span text:style-name="T12">work</text:span><text:span text:style-name="T18">ed</text:span><text:span text:style-name="T12"> reliably at 9600 baud (</text:span><text:span text:style-name="T18">though, with an </text:span><text:span text:style-name="T12">effective data rate slightly slower than 4800 baud). </text:span><text:span text:style-name="T20">Next, </text:span><text:span text:style-name="T12">I removed the delays one by one </text:span><text:span text:style-name="T20">to find </text:span><text:span text:style-name="T12">which were necessary. I was left with 2 </text:span><text:span text:style-name="T18">places where the Arduino had to introduce a </text:span><text:span text:style-name="T12">delay. </text:span><text:span text:style-name="T18">Both were </text:span><text:span text:style-name="T12">associated with points in the protocol where the NASCOM had to do a little bit more “work” with the received byte, reducing its polling rate to the point where an overflow would otherwise occur.</text:span></text:p>
      <text:p text:style-name="P13">As a benchmark, I <text:span text:style-name="T34">timed a</text:span> 16Kbyte <text:span text:style-name="T34">transfer</text:span> (<text:span text:style-name="T34">slightly more </text:span>once encoded in CAS format).</text:p>
      <text:p text:style-name="P13">@2400 baud with no delays inserted:<text:tab/><text:tab/>1min 14s</text:p>
      <text:p text:style-name="P16"><text:span text:style-name="T12">@9600 baud with delays inserted</text:span><text:span text:style-name="T22"><text:note text:id="ftn3" text:note-class="footnote"><text:note-citation>3</text:note-citation><text:note-body><text:p text:style-name="P36">Two, 1.5ms delays per 256-byte CAS block</text:p></text:note-body></text:note></text:span><text:span text:style-name="T12">:<text:tab/><text:tab/><text:tab/></text:span><text:span text:style-name="T17">20s</text:span></text:p>
      <text:p text:style-name="P18">Wow! I got quite excited to see the speed that those blocks flew by. This seemed a good and complete solution to the “Read” part of the problem.</text:p>
      <text:p text:style-name="P6">Experiment 6: Writes to SDcard on Arduino</text:p>
      <text:p text:style-name="P19">When <text:span text:style-name="T35">doing a “Write” </text:span>from the NASCOM to <text:span text:style-name="T35">the Arduino at 9600 baud </text:span>I found that the resultant files were corrupt. <text:span text:style-name="T23">During a write, the Arduino receives bytes from the NASCOM and writes them out, byte-by-byte, to the SDcard. The SDcard write operation is blocking, but there is no byte-by-byte “flush”. The Arduino software UART is interrupt driven with a 64-byte receive buffer. Adding an “.overflow()” call to the Arduino code showed that the Arduino receive buffer was overflowing. Conclusion: byte writes to the SDcard were (sometimes) taking too long, causing the incoming data stream from the NASCOM to back up in the receive buffer, leading to an overflow.</text:span></text:p>
      <text:p text:style-name="P20"><text:soft-page-break/>I timed writes to SDcard and calculated a transfer rate of 10,498 bytes per second (95us per byte) – about 1/10th of the byte time of 9600 baud serial transmission. With a bit more instrumentation of the Arduino code, I saw the problem: the average transfer rate to SDcard is high, but some<text:span text:style-name="T36">times a</text:span> byte take<text:span text:style-name="T36">s</text:span> a lot longer to transfer – up to 13ms for one of the bytes. I assume this is a delay that occurs, for example, when a new sector needs to be allocated to the file.</text:p>
      <text:p text:style-name="P20"><text:span text:style-name="T36">At 9600 baud, 13ms is 13/1.04~13 byte-times. Therefore, t</text:span>he 64-byte receive buffer <text:span text:style-name="T2">should</text:span> be enough to even out these delays,: <text:span text:style-name="T26">the buffer should fill during slow SDcard writes and then drain during fast SDcard writes. </text:span>Apparently, though, this is not <text:span text:style-name="T26">sufficient to prevent overflow</text:span>. <text:span text:style-name="T24">I consider these solutions:</text:span></text:p>
      <text:list xml:id="list695834844" text:style-name="L1">
        <text:list-item>
          <text:p text:style-name="P38">Increase the size of the software UART buffer (<text:span text:style-name="T26">it’s controlled by </text:span>a #define, and therefore easy)</text:p>
        </text:list-item>
        <text:list-item>
          <text:p text:style-name="P38">Add a local buffer for data between UART read and SDcard write. <text:span text:style-name="T36">U</text:span>nless writes to SDcard are more efficient when done in lumps, this is an awkward way of achieving the same effect as increasing the size of the software UART receive buffer</text:p>
        </text:list-item>
        <text:list-item>
          <text:p text:style-name="P38">Dynamically change the software UART speed between NASCOM write operations and NASCOM read operations</text:p>
        </text:list-item>
      </text:list>
      <text:p text:style-name="P21"><text:span text:style-name="T27">Mystery 1: </text:span>Changing the buffer from 64 to 128 and even to 256 did not seem to make any difference. Given that slowing the incoming serial rate from 9600 baud to 2400 baud avoids overflow, this is a surprising result. </text:p>
      <text:p text:style-name="P22">Changing the software UART speed dynamically <text:span text:style-name="T36">gave </text:span>a better result. I ran the interface at 2400 by default (for the CLI and for writes) and then sped it up to 9600 baud <text:span text:style-name="T27">for read operations. This seemed to work OK in general, but..</text:span></text:p>
      <text:p text:style-name="P23">Mystery 2: <text:s/>reads from SD<text:span text:style-name="T36">card</text:span> did not work (they were OK for flash and even for virtual disk, <text:span text:style-name="T36">which itself reads its data from SDcard</text:span>). That is a surprising result because it should be OK for the Arduino to arbitrarily slow down the read (due to slow SDcard access) and the test program shows that it works at maximum speed (with the two delays that are inserted in both cases). And, besides, it works for <text:span text:style-name="T36">virtual disk?</text:span></text:p>
      <text:p text:style-name="P24">Update <text:span text:style-name="T37">01Sep2019: Despite all of my investigations back in May I did not solve the basic problem: the released version of the Arduino code is still restricted to 2400baud operation. The next avenues to explore are to try to solve the two “mysteries” noted above. For mystery 1 it may be useful to record high-water-mark in the UART receive buffer as a route to learning more. For mystery 2, conforming the behaviour with virtual disk and looking for coding differences seems the best next step. </text:span></text:p>
      <text:p text:style-name="Text_20_body"/>
      <text:p text:style-name="P29">Example test program <text:span text:style-name="T29">(for Experiment 1)</text:span></text:p>
      <text:p text:style-name="Code_20_Example">;;; ;;;;;;;;;;;;;;;;;;;;;;;;;;;;;;;;;;;;;;;;;;;;;;;;;;;;;;;;;</text:p>
      <text:p text:style-name="Code_20_Example">;;; scroll</text:p>
      <text:p text:style-name="Code_20_Example">;;; how long does it take the NASCOM to scroll the screen</text:p>
      <text:p text:style-name="Code_20_Example"/>
      <text:p text:style-name="Code_20_Example">;;; get to the bottom of the screen</text:p>
      <text:p text:style-name="Code_20_Example"><text:s text:c="8"/>ld <text:s text:c="5"/>a,$0d</text:p>
      <text:p text:style-name="Code_20_Example"><text:s text:c="8"/>ld <text:s text:c="5"/>b,16</text:p>
      <text:p text:style-name="Code_20_Example">lines: <text:s/>rst <text:s text:c="4"/>ROUT</text:p>
      <text:p text:style-name="Code_20_Example"><text:s text:c="8"/>djnz <text:s text:c="3"/>lines</text:p>
      <text:p text:style-name="Code_20_Example">;;; get to the end of the line</text:p>
      <text:p text:style-name="Code_20_Example"><text:s text:c="8"/>ld <text:s text:c="5"/>a,65</text:p>
      <text:p text:style-name="Code_20_Example"><text:s text:c="8"/>ld <text:s text:c="5"/>b,47</text:p>
      <text:p text:style-name="Code_20_Example">chars: <text:s/>rst <text:s text:c="4"/>ROUT</text:p>
      <text:p text:style-name="Code_20_Example"><text:s text:c="8"/>djnz <text:s text:c="3"/>chars</text:p>
      <text:p text:style-name="Code_20_Example"/>
      <text:p text:style-name="Code_20_Example">;;; turn on the DRIVE LED</text:p>
      <text:p text:style-name="Code_20_Example"><text:s text:c="8"/>scal <text:s text:c="3"/>ZMFLP</text:p>
      <text:p text:style-name="Code_20_Example">;;; cause a scroll</text:p>
      <text:p text:style-name="Code_20_Example"><text:s text:c="8"/>ld <text:s text:c="5"/>a,66</text:p>
      <text:p text:style-name="Code_20_Example"><text:s text:c="8"/>rst <text:s text:c="4"/>ROUT</text:p>
      <text:p text:style-name="Code_20_Example">;;; turn off the DRIVE LED</text:p>
      <text:p text:style-name="Code_20_Example"><text:s text:c="8"/>scal <text:s text:c="3"/>ZMFLP</text:p>
      <text:p text:style-name="Code_20_Example"><text:s text:c="8"/>scal <text:s text:c="3"/>ZMRET</text:p>
      <text:p text:style-name="P25"/>
      <table:table table:name="Table1" table:style-name="Table1">
        <table:table-column table:style-name="Table1.A"/>
        <table:table-column table:style-name="Table1.B"/>
        <table:table-row>
          <table:table-cell table:style-name="Table1.A1" office:value-type="string">
            <text:p text:style-name="P31">Date</text:p>
          </table:table-cell>
          <table:table-cell table:style-name="Table1.B1" office:value-type="string">
            <text:p text:style-name="P31">Comments</text:p>
          </table:table-cell>
        </table:table-row>
        <table:table-row>
          <table:table-cell table:style-name="Table1.A5" office:value-type="string">
            <text:p text:style-name="P30">12 May 2019</text:p>
          </table:table-cell>
          <table:table-cell table:style-name="Table1.B5" office:value-type="string">
            <text:p text:style-name="P30">First release</text:p>
          </table:table-cell>
        </table:table-row>
        <table:table-row>
          <table:table-cell table:style-name="Table1.A5" office:value-type="string">
            <text:p text:style-name="P33">31 Aug 2019</text:p>
          </table:table-cell>
          <table:table-cell table:style-name="Table1.B5" office:value-type="string">
            <text:p text:style-name="P33">Tighten up some of the wording</text:p>
          </table:table-cell>
        </table:table-row>
        <table:table-row>
          <table:table-cell table:style-name="Table1.A5" office:value-type="string">
            <text:p text:style-name="P32"/>
          </table:table-cell>
          <table:table-cell table:style-name="Table1.B5" office:value-type="string">
            <text:p text:style-name="P32"/>
          </table:table-cell>
        </table:table-row>
        <table:table-row>
          <table:table-cell table:style-name="Table1.A5" office:value-type="string">
            <text:p text:style-name="P32"/>
          </table:table-cell>
          <table:table-cell table:style-name="Table1.B5" office:value-type="string">
            <text:p text:style-name="P32"/>
          </table:table-cell>
        </table:table-row>
      </table:table>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FreeMono" svg:font-family="FreeMono" style:font-adornments="Regular" style:font-family-generic="modern" style:font-pitch="fixed"/>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Code_20_Example" style:display-name="Code Example" style:family="paragraph" style:parent-style-name="Text_20_body" style:class="text">
      <loext:graphic-properties draw:fill="none" draw:fill-color="#fff9ae"/>
      <style:paragraph-properties fo:margin-left="0.7cm" fo:margin-right="0cm" fo:line-height="55%" fo:text-indent="0cm" style:auto-text-indent="false" fo:background-color="transparent" style:shadow="none">
        <style:tab-stops/>
      </style:paragraph-properties>
      <style:text-properties style:font-name="FreeMono" fo:font-family="FreeMono" style:font-style-name="Regular" style:font-family-generic="modern" style:font-pitch="fixed" fo:font-size="10pt" style:rfc-language-tag="en-GB-oxendict" fo:language="en" fo:country="GB" fo:font-weight="normal" officeooo:rsid="00019e8f"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e7a4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footer>
        <text:p text:style-name="Footer"><text:span text:style-name="MT1"><text:title>NASCOM 2 UART Performance</text:title></text:span><text:span text:style-name="MT1"><text:tab/>Page </text:span><text:page-number text:select-page="current">1</text:page-number><text:s/><text:span text:style-name="MT1">of </text:span><text:span text:style-name="MT1"><text:page-count>5</text:page-count></text:span><text:span text:style-name="MT1"><text:tab/></text:span><text:span text:style-name="MT1"><text:date style:data-style-name="N75" text:date-value="2019-05-12T11:32:59.436751571" text:fixed="true">May 12, 2019</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09-01T11:21:48.432554170</dc:date>
    <meta:editing-duration>PT2H22M35S</meta:editing-duration>
    <meta:editing-cycles>21</meta:editing-cycles>
    <dc:title>NASCOM 2 UART Performance</dc:title>
    <meta:document-statistic meta:table-count="1" meta:image-count="0" meta:object-count="0" meta:page-count="5" meta:paragraph-count="69" meta:word-count="2040" meta:character-count="11816" meta:non-whitespace-character-count="9689"/>
  </office:meta>
</office:document-meta>
</file>